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3fe" officeooo:paragraph-rsid="0003c3fe"/>
    </style:style>
    <style:style style:name="P2" style:family="paragraph" style:parent-style-name="Standard">
      <style:text-properties officeooo:rsid="0004ee73" officeooo:paragraph-rsid="0004ee73"/>
    </style:style>
    <style:style style:name="P3" style:family="paragraph" style:parent-style-name="Standard">
      <style:paragraph-properties fo:text-align="center" style:justify-single-word="false"/>
      <style:text-properties officeooo:rsid="00059571" officeooo:paragraph-rsid="00059571"/>
    </style:style>
    <style:style style:name="P4" style:family="paragraph" style:parent-style-name="Standard">
      <style:paragraph-properties fo:text-align="start" style:justify-single-word="false"/>
      <style:text-properties officeooo:rsid="00059571" officeooo:paragraph-rsid="00059571"/>
    </style:style>
    <style:style style:name="P5" style:family="paragraph" style:parent-style-name="Standard">
      <style:paragraph-properties fo:break-before="page"/>
      <style:text-properties officeooo:rsid="0004ee73" officeooo:paragraph-rsid="0004ee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forme <text:s/>ejercicios de laboratorio 2</text:p>
      <text:p text:style-name="P4">Alumno: Sebastian Wilde Alarcón Arenas</text:p>
      <text:p text:style-name="P1"/>
      <text:p text:style-name="P1">PingPong</text:p>
      <text:p text:style-name="P1"/>
      <text:p text:style-name="P2">sebastian@LenovoZ5070:~/Documentos/7semestre/AlgoritmosParalelos/Lab2Linux$ mpirun -np 2 ./Pingpong2</text:p>
      <text:p text:style-name="P2">Proceso 0 = Ping </text:p>
      <text:p text:style-name="P2">Ping����</text:p>
      <text:p text:style-name="P2">Proceso 1 = Pong </text:p>
      <text:p text:style-name="P2">Proceso 1 = Pong </text:p>
      <text:p text:style-name="P2">Proceso 1 = Pong </text:p>
      <text:p text:style-name="P2">Proceso 0 = Ping </text:p>
      <text:p text:style-name="P2">Ping����</text:p>
      <text:p text:style-name="P2">Proceso 0 = Ping </text:p>
      <text:p text:style-name="P2">Ping����</text:p>
      <text:p text:style-name="P2">Proceso 0 = Ping </text:p>
      <text:p text:style-name="P2">Ping����</text:p>
      <text:p text:style-name="P2">Proceso 1 = Pong </text:p>
      <text:p text:style-name="P2">Proceso 1 = Pong </text:p>
      <text:p text:style-name="P2">Proceso 0 = Ping </text:p>
      <text:p text:style-name="P2">Ping����</text:p>
      <text:p text:style-name="P2">Proceso 0 = Ping </text:p>
      <text:p text:style-name="P2">Proceso 1 = Pong </text:p>
      <text:p text:style-name="P2">Ping����</text:p>
      <text:p text:style-name="P2">Proceso 0 = Ping </text:p>
      <text:p text:style-name="P2">Ping����</text:p>
      <text:p text:style-name="P2">Proceso 1 = Pong </text:p>
      <text:p text:style-name="P2">Proceso 1 = Pong </text:p>
      <text:p text:style-name="P2">Proceso 0 = Ping </text:p>
      <text:p text:style-name="P2">Ping����</text:p>
      <text:p text:style-name="P2">Proceso 0 = Ping </text:p>
      <text:p text:style-name="P2">Ping����</text:p>
      <text:p text:style-name="P2">Proceso 0 = Ping </text:p>
      <text:p text:style-name="P2">Proceso 1 = Pong </text:p>
      <text:p text:style-name="P2">Proceso 1 = Pong </text:p>
      <text:p text:style-name="P2">Ping����</text:p>
      <text:p text:style-name="P2">Proceso 0 = Ping </text:p>
      <text:p text:style-name="P2">Ping����</text:p>
      <text:p text:style-name="P2">Proceso 0 = Ping </text:p>
      <text:p text:style-name="P2">Proceso 1 = Pong </text:p>
      <text:p text:style-name="P2">Proceso 1 = Pong </text:p>
      <text:p text:style-name="P2">Ping����</text:p>
      <text:p text:style-name="P2">Proceso 0 = Ping </text:p>
      <text:p text:style-name="P2">Ping����</text:p>
      <text:p text:style-name="P2">Proceso 0 = Ping </text:p>
      <text:p text:style-name="P2">Ping����Proceso 1 = Pong </text:p>
      <text:p text:style-name="P2">Proceso 1 = Pong </text:p>
      <text:p text:style-name="P2">Proceso 1 = Pong </text:p>
      <text:p text:style-name="P2"></text:p>
      <text:p text:style-name="P2"><text:soft-page-break/>Proceso 0 = Ping </text:p>
      <text:p text:style-name="P2">Ping����</text:p>
      <text:p text:style-name="P2">sebastian@LenovoZ5070:~/Documentos/7semestre/AlgoritmosParalelos/Lab2Linux$ 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18:16.218233891</meta:creation-date>
    <dc:date>2016-08-30T21:03:44.405296835</dc:date>
    <meta:editing-duration>PT2H33M20S</meta:editing-duration>
    <meta:editing-cycles>1</meta:editing-cycles>
    <meta:document-statistic meta:table-count="0" meta:image-count="0" meta:object-count="0" meta:page-count="3" meta:paragraph-count="50" meta:word-count="151" meta:character-count="935" meta:non-whitespace-character-count="754"/>
    <meta:generator>LibreOffice/4.2.8.2$Linux_X86_64 LibreOffice_project/420m0$Build-2</meta:generator>
  </office:meta>
</office:document-meta>
</file>